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btu" svg:font-family="Ubub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btu" fo:font-size="20pt" officeooo:rsid="00070868" officeooo:paragraph-rsid="00070868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Ububtu" fo:font-size="14pt" style:text-underline-style="solid" style:text-underline-width="auto" style:text-underline-color="font-color" officeooo:rsid="00070868" officeooo:paragraph-rsid="0007086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btu" fo:font-size="14pt" style:text-underline-style="solid" style:text-underline-width="auto" style:text-underline-color="font-color" officeooo:rsid="0008823c" officeooo:paragraph-rsid="0008823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btu" fo:font-size="14pt" style:text-underline-style="solid" style:text-underline-width="auto" style:text-underline-color="font-color" officeooo:rsid="0009b6de" officeooo:paragraph-rsid="0009b6d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Ububtu" fo:font-size="14pt" style:text-underline-style="none" officeooo:rsid="00070868" officeooo:paragraph-rsid="00070868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btu" fo:font-size="14pt" style:text-underline-style="none" officeooo:rsid="0008823c" officeooo:paragraph-rsid="0008823c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Ububtu" fo:font-size="14pt" style:text-underline-style="none" officeooo:rsid="0009b6de" officeooo:paragraph-rsid="0009b6de" style:font-size-asian="12.25pt" style:font-size-complex="14pt"/>
    </style:style>
    <style:style style:name="T1" style:family="text">
      <style:text-properties officeooo:rsid="000882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UT3Problema3</text:p>
      <text:p text:style-name="P1"/>
      <text:p text:style-name="P2">Retos encontrados</text:p>
      <text:p text:style-name="P5"/>
      <text:p text:style-name="P5">El mayor reto al que me he enfrentado ha sido el comprender la relación de las variables “i” y “j” con respecto a la posición a la que hace referencia en la matriz cuando las empleas en un doble bu<text:span text:style-name="T1">c</text:span>le “for” para recorrer una array bidimensional.</text:p>
      <text:p text:style-name="P5"/>
      <text:p text:style-name="P5">Una vez asimilado el concepto puedes prever la posición<text:span text:style-name="T1"> por la que el bucle está pasando y con este conocimiento puedes escribir el código necesario para resolver las diferentes situaciones que se plantean a lo largo del problema.</text:span></text:p>
      <text:p text:style-name="P5"/>
      <text:p text:style-name="P3">Análisis de los datos</text:p>
      <text:p text:style-name="P6"/>
      <text:p text:style-name="P6">El programa genera una matriz de 1 y 0 de manera aleatoria.</text:p>
      <text:p text:style-name="P6">Dependiendo de la matriz obtenida el programa muestra los datos solicitados en cada punto del programa.</text:p>
      <text:p text:style-name="P6">En caso de que la matriz posea solo ceros nos muestra un mensaje diciendo lo ocurrido.</text:p>
      <text:p text:style-name="P6"/>
      <text:p text:style-name="P4">Posibles mejoras</text:p>
      <text:p text:style-name="P7"/>
      <text:p text:style-name="P7">Una posible mejora sería dar al usuario la posibilidad de elegir los caracteres que aparecen en la matriz (asteriscos y almohadillas por ejemplo) empleando un menú al iniciar el programa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btu" svg:font-family="Ubub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18:08:42.138026413</meta:creation-date>
    <dc:date>2024-11-11T18:33:37.001932587</dc:date>
    <meta:editing-duration>PT14M14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10" meta:word-count="168" meta:character-count="984" meta:non-whitespace-character-count="826"/>
  </office:meta>
</office:document-meta>
</file>